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6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29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3">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45">
          <table:table-cell table:number-columns-repeated="1024"/>
        </table:table-row>
        <table:table-row table:style-name="ro5" table:number-rows-repeated="4">
          <table:table-cell table:number-columns-repeated="1024"/>
        </table:table-row>
        <table:table-row table:style-name="ro5">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4">00/00/0000</text:date>, <text:time style:data-style-name="N2" text:time-value="09:29:29.8827177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04T12:07:52.225012371</dc:date>
    <meta:editing-duration>P99DT21H42M19S</meta:editing-duration>
    <meta:editing-cycles>4412</meta:editing-cycles>
    <meta:generator>LibreOffice/6.4.7.2$Linux_X86_64 LibreOffice_project/40$Build-2</meta:generator>
    <meta:document-statistic meta:table-count="3" meta:cell-count="70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